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99ff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2" office:value-type="string" calcext:value-type="string">
            <text:p>Equation A</text:p>
          </table:table-cell>
          <table:table-cell table:style-name="ce4" office:value-type="string" calcext:value-type="string">
            <text:p>Equation B</text:p>
          </table:table-cell>
          <table:table-cell table:style-name="ce5" office:value-type="string" calcext:value-type="string">
            <text:p>Equation C</text:p>
          </table:table-cell>
          <table:table-cell/>
          <table:table-cell table:style-name="ce6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2" table:formula="of:=[.F2]*[.F2]" office:value-type="float" office:value="25" calcext:value-type="float">
            <text:p>25</text:p>
          </table:table-cell>
          <table:table-cell table:style-name="ce4" table:formula="of:=[.F3]*[.F3]" office:value-type="float" office:value="100" calcext:value-type="float">
            <text:p>100</text:p>
          </table:table-cell>
          <table:table-cell table:style-name="ce5" table:formula="of:=[.F4]*[.F4]" office:value-type="float" office:value="225" calcext:value-type="float">
            <text:p>225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equation 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table:formula="of:=[.F2]" office:value-type="float" office:value="5" calcext:value-type="float">
            <text:p>5</text:p>
          </table:table-cell>
          <table:table-cell table:style-name="ce4" table:formula="of:=[.F3]" office:value-type="float" office:value="10" calcext:value-type="float">
            <text:p>10</text:p>
          </table:table-cell>
          <table:table-cell table:style-name="ce5" table:formula="of:=[.F4]" office:value-type="float" office:value="15" calcext:value-type="float">
            <text:p>15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equation 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equation C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float" office:value="129" calcext:value-type="float">
            <text:p>129</text:p>
          </table:table-cell>
          <table:table-cell table:style-name="ce5" office:value-type="float" office:value="328" calcext:value-type="float">
            <text:p>328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tep 1: change c coefficient <text:s/>to 1 for all equa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quation 1</text:p>
          </table:table-cell>
          <table:table-cell office:value-type="string" calcext:value-type="string">
            <text:p>Equation 2</text:p>
          </table:table-cell>
          <table:table-cell office:value-type="string" calcext:value-type="string">
            <text:p>Equation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[.B2]/[.B4]" office:value-type="float" office:value="25" calcext:value-type="float">
            <text:p>25</text:p>
          </table:table-cell>
          <table:table-cell table:formula="of:=[.C2]/[.C4]" office:value-type="float" office:value="100" calcext:value-type="float">
            <text:p>100</text:p>
          </table:table-cell>
          <table:table-cell table:formula="of:=[.D2]/[.D4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formula="of:=[.B3]/[.B4]" office:value-type="float" office:value="5" calcext:value-type="float">
            <text:p>5</text:p>
          </table:table-cell>
          <table:table-cell table:formula="of:=[.C3]/[.C4]" office:value-type="float" office:value="10" calcext:value-type="float">
            <text:p>10</text:p>
          </table:table-cell>
          <table:table-cell table:formula="of:=[.D3]/[.D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C4]" office:value-type="float" office:value="1" calcext:value-type="float">
            <text:p>1</text:p>
          </table:table-cell>
          <table:table-cell table:formula="of:=[.D4]/[.D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table:formula="of:=[.B5]/[.B4]" office:value-type="float" office:value="28" calcext:value-type="float">
            <text:p>28</text:p>
          </table:table-cell>
          <table:table-cell table:formula="of:=[.C5]/[.C4]" office:value-type="float" office:value="129" calcext:value-type="float">
            <text:p>129</text:p>
          </table:table-cell>
          <table:table-cell table:formula="of:=[.D5]/[.D4]"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 2: equation 1 b (a*x^2+b*x+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[.C10]-[.B10]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formula="of:=[.C11]-[.B11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table:formula="of:=[.C13]-[.B13]" office:value-type="float" office:value="101" calcext:value-type="float">
            <text:p>101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tep 2: equation 2 b (a*x^2+b*x+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[.D10]-[.B10]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formula="of:=[.D11]-[.B11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table:formula="of:=[.D13]-[.B13]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 3:eq1.1 change coefficient of equation 1 and 2 of b to 1 (a*x^2=y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[.B16]/[.B17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formula="of:=[.B17]/[.B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table:formula="of:=[.B18]/[.B17]" office:value-type="float" office:value="20.2" calcext:value-type="float">
            <text:p>20.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 3:eq2.1 change coefficient of equation 1 and 2 of b to 1 (a*x^2=y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[.B22]/[.B23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formula="of:=[.B23]/[.B23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table:formula="of:=[.B24]/[.B23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 4 : solve equation 1.1 and 2.1 and find a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[.B32]-[.B2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table:formula="of:=[.B34]-[.B29]" office:value-type="float" office:value="9.8" calcext:value-type="float">
            <text:p>9.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 value</text:p>
          </table:table-cell>
          <table:table-cell table:style-name="ce1" table:formula="of:=[.B38]/[.B37]" office:value-type="float" office:value="1.96" calcext:value-type="float">
            <text:p>1.9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 5: find b from equation 1.1 and value of a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 value</text:p>
          </table:table-cell>
          <table:table-cell table:style-name="ce1" table:formula="of:=[.B29]-[.B27]*[.B40]" office:value-type="float" office:value="-9.2" calcext:value-type="float">
            <text:p>-9.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 6: find c value from equation A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 value </text:p>
          </table:table-cell>
          <table:table-cell table:style-name="ce1" table:formula="of:=[.B13]-[.B10]*[.B40]-[.B11]*[.B43]" office:value-type="float" office:value="25" calcext:value-type="float">
            <text:p>25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tep 7: verified values a,b,c in A,B,C using x values 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original </text:p>
          </table:table-cell>
          <table:table-cell table:style-name="ce1" office:value-type="string" calcext:value-type="string">
            <text:p>calculation </text:p>
          </table:table-cell>
          <table:table-cell table:number-columns-repeated="5"/>
        </table:table-row>
        <table:table-row table:style-name="ro1">
          <table:table-cell table:style-name="ce1" table:formula="of:=[.B5]" office:value-type="float" office:value="28" calcext:value-type="float">
            <text:p>28</text:p>
          </table:table-cell>
          <table:table-cell table:style-name="ce1" table:formula="of:=[.B40]*[.F2]^2+[.B43]*[.F2]+[.B46]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ce1" table:formula="of:=[.C5]" office:value-type="float" office:value="129" calcext:value-type="float">
            <text:p>129</text:p>
          </table:table-cell>
          <table:table-cell table:style-name="ce1" table:formula="of:=[.B40]*[.F3]^2+[.B43]*[.F3]+[.B46]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table:style-name="ce1" table:formula="of:=[.D5]" office:value-type="float" office:value="328" calcext:value-type="float">
            <text:p>328</text:p>
          </table:table-cell>
          <table:table-cell table:style-name="ce1" table:formula="of:=[.B40]*[.F4]^2+[.B43]*[.F4]+[.B46]" office:value-type="float" office:value="328" calcext:value-type="float">
            <text:p>328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prediction point wanted </text:p>
          </table:table-cell>
          <table:table-cell table:style-name="ce1"/>
          <table:table-cell table:style-name="ce1" office:value-type="string" calcext:value-type="string">
            <text:p>calculation</text:p>
          </table:table-cell>
          <table:table-cell table:number-columns-repeated="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table:formula="of:=[.B40]*[.A58]^2+[.B43]*[.A58]+[.B46]" office:value-type="float" office:value="3096.04" calcext:value-type="float" table:number-columns-spanned="2" table:number-rows-spanned="1">
            <text:p>3096.04</text:p>
          </table:table-cell>
          <table:covered-table-cell table:style-name="ce1"/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00:28:35.714430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2:35:32.495792008</meta:creation-date>
    <dc:date>2018-04-13T00:29:33.943173153</dc:date>
    <meta:editing-duration>PT2H19M50S</meta:editing-duration>
    <meta:editing-cycles>20</meta:editing-cycles>
    <meta:generator>LibreOffice/5.2.7.2$Linux_X86_64 LibreOffice_project/20m0$Build-2</meta:generator>
    <meta:document-statistic meta:table-count="2" meta:cell-count="100" meta:object-count="0"/>
  </office:meta>
</office:document-meta>
</file>